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gr2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1.888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</text:span><text:span text:style-name="T4">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form will be kept confidential and will be used to help us provide services that best meet your </text:span><text:span text:style-name="T5">employment-related needs Please note that all fields marked with on asterisk (*) are required; all other information con be </text:span><text:span text:style-name="T5">considered optional. We appreciate your efforts to fill out this form as completely as possible Thank you for your 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</text:span><text:span text:style-name="T6">us to share this form with San </text:span><text:span text:style-name="T6">Francisco Human Services Agency </text:span><text:span text:style-name="T6">to 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</text:span><text:span text:style-name="T6">ility </text:span><text:span text:style-name="T6">for </text:span><text:span text:style-name="T6">additi</text:span><text:span text:style-name="T6">onal </text:span><text:span text:style-name="T6">bene</text:span><text:span text:style-name="T6">fits </text:span><text:span text:style-name="T6">and </text:span><text:span text:style-name="T6">servi</text:span><text:span text:style-name="T6">ces </text:span><text:span text:style-name="T6">such </text:span><text:span text:style-name="T6">as </text:span><text:span text:style-name="T6">cash </text:span><text:span text:style-name="T6">aid, </text:span><text:span text:style-name="T6">CalFr</text:span><text:span text:style-name="T6">esh, </text:span><text:span text:style-name="T6">CalW</text:span><text:span text:style-name="T6">ORK</text:span><text:span text:style-name="T6">s, </text:span><text:span text:style-name="T6">and </text:span><text:span text:style-name="T6">Medi</text:span><text:span text:style-name="T6">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</text:span><text:span text:style-name="T10">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</text:span><text:span text:style-name="T9">es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ary </text:span><text:span text:style-name="T9">Phone:</text:span></text:p>
          </draw:text-box>
        </draw:frame>
        <draw:line draw:style-name="gr16" draw:text-style-name="P1" draw:layer="controls" svg:x1="4.048cm" svg:y1="11.338cm" svg:x2="10.144cm" svg:y2="11.338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32cm" svg:x="4.048cm" svg:y="10.881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Use 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16" draw:text-style-name="P1" draw:layer="controls" svg:x1="4.046cm" svg:y1="12.253cm" svg:x2="20.59cm" svg:y2="12.25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ocial Security </text:span><text:span text:style-name="T13">Number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y </text:span><text:span text:style-name="T2">Contact Info. <text:s text:c="3"/></text:span><text:span text:style-name="T2"><text:s/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  <draw:line draw:style-name="gr29" draw:text-style-name="P17" draw:layer="controls" svg:x1="7.667cm" svg:y1="15.604cm" svg:x2="5.76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42:13.089520565</dc:date>
    <meta:editing-duration>PT9H14M6S</meta:editing-duration>
    <meta:editing-cycles>121</meta:editing-cycles>
    <meta:document-statistic meta:object-count="124"/>
  </office:meta>
</office:document-meta>
</file>